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4.076cm"/>
    </style:style>
    <style:style style:name="co4" style:family="table-column">
      <style:table-column-properties fo:break-before="auto" style:column-width="23.604cm"/>
    </style:style>
    <style:style style:name="co5" style:family="table-column">
      <style:table-column-properties fo:break-before="auto" style:column-width="14.021cm"/>
    </style:style>
    <style:style style:name="co6" style:family="table-column">
      <style:table-column-properties fo:break-before="auto" style:column-width="12.848cm"/>
    </style:style>
    <style:style style:name="co7" style:family="table-column">
      <style:table-column-properties fo:break-before="auto" style:column-width="13.8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2.947cm" fo:break-before="auto" style:use-optimal-row-height="true"/>
    </style:style>
    <style:style style:name="ro3" style:family="table-row">
      <style:table-row-properties style:row-height="3.346cm" fo:break-before="auto" style:use-optimal-row-height="true"/>
    </style:style>
    <style:style style:name="ro4" style:family="table-row">
      <style:table-row-properties style:row-height="2.522cm" fo:break-before="auto" style:use-optimal-row-height="true"/>
    </style:style>
    <style:style style:name="ro5" style:family="table-row">
      <style:table-row-properties style:row-height="1.725cm" fo:break-before="auto" style:use-optimal-row-height="true"/>
    </style:style>
    <style:style style:name="ro6" style:family="table-row">
      <style:table-row-properties style:row-height="2.124cm" fo:break-before="auto" style:use-optimal-row-height="true"/>
    </style:style>
    <style:style style:name="ro7" style:family="table-row">
      <style:table-row-properties style:row-height="1.3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end" fo:margin-left="0cm"/>
      <style:text-properties fo:color="#000000" style:font-name="Arial" fo:language="none" fo:country="none" style:font-name-asian="Arial" style:language-asian="none" style:country-asian="none" style:font-name-complex="Arial" style:language-complex="none" style:country-complex="none"/>
    </style:style>
    <style:style style:name="ce17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end" fo:margin-left="0cm"/>
    </style:style>
    <style:style style:name="ce1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9" style:family="table-cell" style:parent-style-name="Default">
      <style:table-cell-properties fo:border="0.74pt solid #000000" style:vertical-align="middle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ff000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/>
    </style:style>
    <style:style style:name="ce23" style:family="table-cell" style:parent-style-name="Default">
      <style:table-cell-properties fo:border-bottom="none" fo:background-color="#333333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0000"/>
    </style:style>
    <style:style style:name="ce24" style:family="table-cell" style:parent-style-name="Default">
      <style:table-cell-properties fo:border-bottom="none" fo:border-left="0.74pt solid #000000" fo:border-right="none" fo:border-top="none" style:vertical-align="middle"/>
      <style:text-properties fo:color="#ff0000"/>
    </style:style>
    <style:style style:name="ce25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color="#ff0000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333333" fo:border-left="0.74pt solid #000000" fo:border-right="none" fo:border-top="0.74pt solid #000000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38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color="#ff0000"/>
    </style:style>
    <style:style style:name="T2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4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bf00"/>
    </style:style>
    <style:style style:name="T7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8" style:family="text">
      <style:text-properties fo:color="#ff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0" style:family="text">
      <style:text-properties fo:color="#2a6099"/>
    </style:style>
    <style:style style:name="T11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 style:font-name-complex="Lucida Sans"/>
    </style:style>
    <style:style style:name="T12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Lucida Sans"/>
    </style:style>
    <style:style style:name="T13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Arial1"/>
    </style:style>
    <style:style style:name="T14" style:family="text">
      <style:text-properties fo:color="#ffbf00"/>
    </style:style>
    <style:style style:name="T15" style:family="text">
      <style:text-properties fo:color="#2a6099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7" style:family="text">
      <style:text-properties fo:color="#000000"/>
    </style:style>
    <style:style style:name="T18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19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ecensements_1836_PSTI6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hamp</text:p>
          </table:table-cell>
          <table:table-cell table:style-name="ce1" office:value-type="string" calcext:value-type="string">
            <text:p>Exemple</text:p>
          </table:table-cell>
          <table:table-cell table:style-name="ce19" office:value-type="string" calcext:value-type="string">
            <text:p>Classe</text:p>
          </table:table-cell>
          <table:table-cell table:style-name="ce1" office:value-type="string" calcext:value-type="string">
            <text:p>Chemins</text:p>
          </table:table-cell>
          <table:table-cell table:style-name="ce33" office:value-type="string" calcext:value-type="string">
            <text:p>Commentaire</text:p>
          </table:table-cell>
          <table:table-cell table:style-name="ce39"/>
          <table:table-cell/>
        </table:table-row>
        <table:table-row table:style-name="ro1">
          <table:table-cell table:style-name="ce6" office:value-type="string" calcext:value-type="string">
            <text:p>identifian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20" office:value-type="string" calcext:value-type="string">
            <text:p>/</text:p>
          </table:table-cell>
          <table:table-cell table:style-name="ce34" office:value-type="string" calcext:value-type="string">
            <text:p>Ignorer pour l’instant</text:p>
          </table:table-cell>
          <table:table-cell table:style-name="ce40" table:number-columns-repeated="2"/>
        </table:table-row>
        <table:table-row table:style-name="ro2">
          <table:table-cell table:style-name="ce6" office:value-type="string" calcext:value-type="string">
            <text:p>source</text:p>
          </table:table-cell>
          <table:table-cell table:style-name="ce15" office:value-type="string" calcext:value-type="string">
            <text:p>6M107</text:p>
          </table:table-cell>
          <table:table-cell table:style-name="ce21" office:value-type="string" calcext:value-type="string">
            <text:p>E42 Identifier</text:p>
          </table:table-cell>
          <table:table-cell table:style-name="ce20" office:value-type="string" calcext:value-type="string">
            <text:p><text:span text:style-name="T1">E42</text:span> <text:span text:style-name="T1">Identifier</text:span> → <text:span text:style-name="T2">crm:P141 was assigned by → </text:span><text:span text:style-name="T3">E15 Identifier Assignment</text:span></text:p>
            <text:p><text:span text:style-name="T4">----- </text:span><text:span text:style-name="T3">E15</text:span><text:span text:style-name="T5"> → crm:P41 was classified by → E17 Type Assignment (« Cote »)</text:span></text:p>
            <text:p><text:span text:style-name="T2">----- </text:span><text:span text:style-name="T3">E15</text:span><text:span text:style-name="T2"> → crm:P140 assigned attribute to → </text:span><text:span text:style-name="T6">E22 Man-Made Object</text:span></text:p>
            <text:p><text:span text:style-name="T2">---------- </text:span><text:span text:style-name="T6">E22</text:span><text:span text:style-name="T2"> → crm-sup:P1 has type → C4 Physical Human-Made Thing Type (« Registre de recensements »)</text:span></text:p>
            <text:p><text:span text:style-name="T2">---------- </text:span><text:span text:style-name="T6">E22</text:span><text:span text:style-name="T2"> → sdh:P17 has location → C15 Epistemic Location of a Physical Thing</text:span></text:p>
            <text:p><text:span text:style-name="T2">---------- </text:span><text:span text:style-name="T6">E22</text:span><text:span text:style-name="T2"> → crm:P46 forms part of → </text:span><text:span text:style-name="T7">E22 Man-Made Object</text:span></text:p>
            <text:p><text:span text:style-name="T4">--------------- </text:span><text:span text:style-name="T7">E22 </text:span><text:span text:style-name="T5">→ crm-sup:P1 has type → C4 Physical Human-Made Thing Type (« Fonds d’archives »)</text:span></text:p>
          </table:table-cell>
          <table:table-cell table:style-name="ce34"/>
          <table:table-cell table:style-name="ce40" table:number-columns-repeated="2"/>
        </table:table-row>
        <table:table-row table:style-name="ro2">
          <table:table-cell table:style-name="ce6" office:value-type="string" calcext:value-type="string">
            <text:p>depot</text:p>
          </table:table-cell>
          <table:table-cell table:style-name="ce15" office:value-type="string" calcext:value-type="string">
            <text:p>AD69</text:p>
          </table:table-cell>
          <table:table-cell table:style-name="ce21" office:value-type="string" calcext:value-type="string">
            <text:p>E42 Identifier</text:p>
          </table:table-cell>
          <table:table-cell table:style-name="ce20" office:value-type="string" calcext:value-type="string">
            <text:p><text:span text:style-name="T8">E42</text:span><text:span text:style-name="T2"> </text:span><text:span text:style-name="T9">Identifier</text:span><text:span text:style-name="T2"> → crm:P141 was assigned by → </text:span><text:span text:style-name="T3">E15 Identifier Assignment</text:span></text:p>
            <text:p><text:span text:style-name="T4">----- </text:span><text:span text:style-name="T3">E15</text:span><text:span text:style-name="T5"> → crm:P41 was classified by → E17 Type Assignment (« Cote »)</text:span></text:p>
            <text:p><text:span text:style-name="T2">----- </text:span><text:span text:style-name="T3">E15</text:span><text:span text:style-name="T2"> → crm:P140 assigned attribute to → </text:span><text:span text:style-name="T6">E22 Man-Made Object</text:span></text:p>
            <text:p><text:span text:style-name="T2">---------- </text:span><text:span text:style-name="T6">E22</text:span><text:span text:style-name="T2"> → crm-sup:P1 has type → C4 Physical Human-Made Thing Type (« Fonds d’archives »)</text:span></text:p>
            <text:p><text:span text:style-name="T2">---------- </text:span><text:span text:style-name="T6">E22</text:span><text:span text:style-name="T2"> → sdh:P17 has location → C15 Epistemic Location of a Physical Thing</text:span></text:p>
            <text:p><text:span text:style-name="T2">---------- </text:span><text:span text:style-name="T6">E22</text:span><text:span text:style-name="T2"> → crm:P46 is composed of → </text:span><text:span text:style-name="T7">E22 Man-Made Object</text:span></text:p>
            <text:p><text:span text:style-name="T4">--------------- </text:span><text:span text:style-name="T7">E22 </text:span><text:span text:style-name="T5">→ crm-sup:P1 has type → C4 Physical Human-Made Thing Type (« Registres de recensements »)</text:span></text:p>
          </table:table-cell>
          <table:table-cell table:style-name="ce20"/>
          <table:table-cell table:style-name="ce40" table:number-columns-repeated="2"/>
        </table:table-row>
        <table:table-row table:style-name="ro3">
          <table:table-cell table:style-name="ce6" office:value-type="string" calcext:value-type="string">
            <text:p>quartier_rue</text:p>
          </table:table-cell>
          <table:table-cell table:style-name="ce15" office:value-type="string" calcext:value-type="string">
            <text:p>montee de la boucle</text:p>
          </table:table-cell>
          <table:table-cell table:style-name="ce21" office:value-type="string" calcext:value-type="string">
            <text:p>E44 Place Appellation</text:p>
          </table:table-cell>
          <table:table-cell table:style-name="ce27" office:value-type="string" calcext:value-type="string">
            <text:p><text:span text:style-name="T10">C11 Appellation in a Language</text:span> → sdh:P13 refers to name → <text:span text:style-name="T1">E44 Place Appellation</text:span></text:p>
            <text:p><text:span text:style-name="T4">----- </text:span><text:span text:style-name="T3">C11</text:span><text:span text:style-name="T5"> → sdh:P12 used in language → E56 Language (« Français »)</text:span></text:p>
            <text:p><text:span text:style-name="T4">----- </text:span><text:span text:style-name="T3">C11</text:span><text:span text:style-name="T5"> → sdh:P11 is appellation for language of → </text:span><text:span text:style-name="T6">C13 Geographical Place</text:span></text:p>
            <text:p><text:span text:style-name="T4">---------- </text:span><text:span text:style-name="T6">C13</text:span><text:span text:style-name="T5"> → sdh:P20 has geographical place kind → C51 Geographical Place Kind (« Quartier/Rue »)</text:span></text:p>
            <text:p><text:span text:style-name="T4">---------- </text:span><text:span text:style-name="T6">C13</text:span><text:span text:style-name="T5"> → sdh-so:P49 is location of → </text:span><text:span text:style-name="T11">C28 Legal Location of an Actor</text:span></text:p>
            <text:p><text:span text:style-name="T4">--------------- </text:span><text:span text:style-name="T7">C28</text:span><text:span text:style-name="T5"> → sdh-so:P51 has legal location type → C33 Legal Location Type (« Résidence »)</text:span></text:p>
            <text:p><text:span text:style-name="T4">--------------- </text:span><text:span text:style-name="T7">C28</text:span><text:span text:style-name="T5"> → </text:span><text:span text:style-name="T12">sdh-so:P52 is legal connotation</text:span><text:span text:style-name="T13"> of → E74 Group</text:span></text:p>
            <text:p><text:span text:style-name="T4">--------------- </text:span><text:span text:style-name="T7">C28</text:span><text:span text:style-name="T5"> → crm:P4 has time span → E52 Time-Span (« 1851 »)</text:span></text:p>
          </table:table-cell>
          <table:table-cell table:style-name="ce34"/>
          <table:table-cell table:style-name="ce40" table:number-columns-repeated="2"/>
        </table:table-row>
        <table:table-row table:style-name="ro2">
          <table:table-cell table:style-name="ce6" office:value-type="string" calcext:value-type="string">
            <text:p>numero_maison</text:p>
          </table:table-cell>
          <table:table-cell table:style-name="ce15" office:value-type="float" office:value="11" calcext:value-type="float">
            <text:p>11</text:p>
          </table:table-cell>
          <table:table-cell table:style-name="ce21" office:value-type="string" calcext:value-type="string">
            <text:p>E42 Identifier</text:p>
          </table:table-cell>
          <table:table-cell table:style-name="ce20" office:value-type="string" calcext:value-type="string">
            <text:p><text:span text:style-name="T1">E42 Identifier </text:span>→ crm:P141 was assigned by → <text:span text:style-name="T10">E15 Identifier Assignment</text:span></text:p>
            <text:p>----- <text:span text:style-name="T10">E15</text:span> → crm:P140 assigned attribute to → <text:span text:style-name="T14">C17 Construction</text:span></text:p>
            <text:p><text:span text:style-name="T2">---------- </text:span><text:span text:style-name="T6">C17</text:span> → crm-sup:P9 has construction type → C9 Construction Type (« Maison »)</text:p>
            <text:p><text:span text:style-name="T2">---------- </text:span><text:span text:style-name="T6">C17</text:span><text:span text:style-name="T2"> → sdh-so:P48 is specific location of → </text:span><text:span text:style-name="T11">C28 Legal Location of an Actor</text:span></text:p>
            <text:p><text:span text:style-name="T4">--------------- </text:span><text:span text:style-name="T7">C28</text:span><text:span text:style-name="T5"> → sdh-so:P51 has legal location type → C33 Legal Location Type (« Résidence »)</text:span></text:p>
            <text:p><text:span text:style-name="T4">--------------- </text:span><text:span text:style-name="T7">C28</text:span><text:span text:style-name="T5"> → </text:span><text:span text:style-name="T12">sdh-so:P52 is legal connotation</text:span><text:span text:style-name="T13"> of → E74 Group</text:span></text:p>
            <text:p><text:span text:style-name="T4">--------------- </text:span><text:span text:style-name="T7">C28</text:span><text:span text:style-name="T5"> → crm:P4 has time span → E52 Time-Span (« 1851 »)</text:span></text:p>
          </table:table-cell>
          <table:table-cell table:style-name="ce20"/>
          <table:table-cell table:style-name="ce40" table:number-columns-repeated="2"/>
        </table:table-row>
        <table:table-row table:style-name="ro4">
          <table:table-cell table:style-name="ce6" office:value-type="string" calcext:value-type="string">
            <text:p>numero_menage</text:p>
          </table:table-cell>
          <table:table-cell table:style-name="ce15" office:value-type="float" office:value="1198" calcext:value-type="float">
            <text:p>1198</text:p>
          </table:table-cell>
          <table:table-cell table:style-name="ce21" office:value-type="string" calcext:value-type="string">
            <text:p>E42 Identifier</text:p>
          </table:table-cell>
          <table:table-cell table:style-name="ce20" office:value-type="string" calcext:value-type="string">
            <text:p><text:span text:style-name="T1">E42 Identifier </text:span>→ crm:P141 was assigned by → <text:span text:style-name="T10">E15 Identifier Assignment</text:span></text:p>
            <text:p>----- <text:span text:style-name="T10">E15</text:span> → crm:P140 assigned attribute to → <text:span text:style-name="T14">E74 Group</text:span></text:p>
            <text:p>---------- <text:span text:style-name="T14">E74</text:span> → crm-sup:P7 has group type → C9 Group Type (« Ménage »)</text:p>
            <text:p><text:span text:style-name="T2">---------- </text:span><text:span text:style-name="T6">E74</text:span><text:span text:style-name="T2"> → crm-sup:P2 was the membership group of → </text:span><text:span text:style-name="T7">C5 Membership</text:span></text:p>
            <text:p><text:span text:style-name="T4">--------------- </text:span><text:span text:style-name="T7">C5</text:span><text:span text:style-name="T5"> → sdh-so:P1 was membership of → E21 Person</text:span></text:p>
            <text:p><text:span text:style-name="T4">--------------- </text:span><text:span text:style-name="T7">C5</text:span><text:span text:style-name="T5"> → crm:P4 has time-span → E52 Time-Span (« 1851 »)</text:span></text:p>
          </table:table-cell>
          <table:table-cell table:style-name="ce34" office:value-type="string" calcext:value-type="string">
            <text:p><text:span text:style-name="T2">Le Time-Span ne devrait-il pas être lié à </text:span><text:span text:style-name="T3">E15</text:span><text:span text:style-name="T2"> </text:span>plutôt qu’à <text:span text:style-name="T19">C5 </text:span>?</text:p>
          </table:table-cell>
          <table:table-cell table:style-name="ce40" table:number-columns-repeated="2"/>
        </table:table-row>
        <table:table-row table:style-name="ro5">
          <table:table-cell table:style-name="ce6" office:value-type="string" calcext:value-type="string">
            <text:p>numero_individu</text:p>
          </table:table-cell>
          <table:table-cell table:style-name="ce16" office:value-type="float" office:value="29" calcext:value-type="float">
            <text:p>29</text:p>
          </table:table-cell>
          <table:table-cell table:style-name="ce21" office:value-type="string" calcext:value-type="string">
            <text:p>E42 Identifier</text:p>
          </table:table-cell>
          <table:table-cell table:style-name="ce20" office:value-type="string" calcext:value-type="string">
            <text:p><text:span text:style-name="T8">E42 Identifier </text:span><text:span text:style-name="T2">→ crm:P141 was assigned by → </text:span><text:span text:style-name="T3">E15 Identifier Assignment</text:span></text:p>
            <text:p><text:span text:style-name="T2">----- </text:span><text:span text:style-name="T3">E15</text:span><text:span text:style-name="T2"> → crm:P140 assigned attribute to → </text:span><text:span text:style-name="T6">E21 Person</text:span></text:p>
            <text:p><text:span text:style-name="T2">---------- </text:span><text:span text:style-name="T6">E21</text:span><text:span text:style-name="T2"> → crm-sup:P1 has a membership → </text:span><text:span text:style-name="T7">C5 Membership</text:span></text:p>
            <text:p><text:span text:style-name="T4">--------------- </text:span><text:span text:style-name="T7">C5</text:span><text:span text:style-name="T5"> → crm:P4 has time-span → E52 Time-Span (« 1851 »)</text:span></text:p>
          </table:table-cell>
          <table:table-cell table:style-name="ce20"/>
          <table:table-cell table:style-name="ce40" table:number-columns-repeated="2"/>
        </table:table-row>
        <table:table-row table:style-name="ro5">
          <table:table-cell table:style-name="ce6" office:value-type="string" calcext:value-type="string">
            <text:p>nom</text:p>
          </table:table-cell>
          <table:table-cell table:style-name="ce16" office:value-type="string" calcext:value-type="string">
            <text:p>Lacroix</text:p>
          </table:table-cell>
          <table:table-cell table:style-name="ce21" office:value-type="string" calcext:value-type="string">
            <text:p>E62 String</text:p>
          </table:table-cell>
          <table:table-cell table:style-name="ce28" office:value-type="string" calcext:value-type="string">
            <text:p><text:span text:style-name="T15">C38 Person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9"> </text:span><text:span text:style-name="T2">→ sdh:P11 is appellation for langage of → E21 Person</text:span></text:p>
            <text:p><text:span text:style-name="T4">----- </text:span><text:span text:style-name="T3">C38</text:span><text:span text:style-name="T2"> → crm:P14 has appellation for langage type → </text:span><text:span text:style-name="T5">C11 Appellation in a Language type (« Nom de mari</text:span><text:span text:style-name="T2">age » (« Nom de naissance » si jeune fille)</text:span></text:p>
            <text:p><text:span text:style-name="T4">----- </text:span><text:span text:style-name="T3">C38</text:span><text:span text:style-name="T2"> → crm:P12 used in language → E56 Language</text:span><text:span text:style-name="T5"> (« Français »</text:span><text:span text:style-name="T2">)</text:span></text:p>
          </table:table-cell>
          <table:table-cell table:style-name="ce34"/>
          <table:table-cell table:style-name="ce40" table:number-columns-repeated="2"/>
        </table:table-row>
        <table:table-row table:style-name="ro5">
          <table:table-cell table:style-name="ce6" office:value-type="string" calcext:value-type="string">
            <text:p>nom_jeune_fille</text:p>
          </table:table-cell>
          <table:table-cell table:style-name="ce15" office:value-type="string" calcext:value-type="string">
            <text:p>Raillard</text:p>
          </table:table-cell>
          <table:table-cell table:style-name="ce21" office:value-type="string" calcext:value-type="string">
            <text:p>E62 String</text:p>
          </table:table-cell>
          <table:table-cell table:style-name="ce28" office:value-type="string" calcext:value-type="string">
            <text:p><text:span text:style-name="T15">C38 Person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9"> </text:span><text:span text:style-name="T2">→ sdh:P11 is appellation for langage of → E21 Person</text:span></text:p>
            <text:p><text:span text:style-name="T4">----- </text:span><text:span text:style-name="T3">C38</text:span><text:span text:style-name="T2"> → crm:P14 has appellation for langage type → </text:span><text:span text:style-name="T5">C11 Appellation in a Language type (« Nom de jeune fille »</text:span><text:span text:style-name="T2">)</text:span></text:p>
            <text:p><text:span text:style-name="T4">----- </text:span><text:span text:style-name="T3">C38</text:span><text:span text:style-name="T2"> → crm:P12 used in language → E56 Language</text:span><text:span text:style-name="T5"> (« Français »</text:span><text:span text:style-name="T2">)</text:span></text:p>
          </table:table-cell>
          <table:table-cell table:style-name="ce34"/>
          <table:table-cell table:style-name="ce40" table:number-columns-repeated="2"/>
        </table:table-row>
        <table:table-row table:style-name="ro5">
          <table:table-cell table:style-name="ce6" office:value-type="string" calcext:value-type="string">
            <text:p>prenom</text:p>
          </table:table-cell>
          <table:table-cell table:style-name="ce15" office:value-type="string" calcext:value-type="string">
            <text:p>Marianne Virginie</text:p>
          </table:table-cell>
          <table:table-cell table:style-name="ce21" office:value-type="string" calcext:value-type="string">
            <text:p>E62 String</text:p>
          </table:table-cell>
          <table:table-cell table:style-name="ce28" office:value-type="string" calcext:value-type="string">
            <text:p><text:span text:style-name="T15">C38 Person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9"> </text:span><text:span text:style-name="T2">→ sdh:P11 is appellation for langage of → E21 Person</text:span></text:p>
            <text:p><text:span text:style-name="T4">----- </text:span><text:span text:style-name="T3">C38</text:span><text:span text:style-name="T2"> → crm:P14 has appellation for langage type → </text:span><text:span text:style-name="T5">C11 Appellation in a Language type (« Prénom »</text:span><text:span text:style-name="T2">)</text:span></text:p>
            <text:p><text:span text:style-name="T4">----- </text:span><text:span text:style-name="T3">C38</text:span><text:span text:style-name="T2"> → crm:P12 used in language → E56 Language</text:span><text:span text:style-name="T5"> (« Français »</text:span><text:span text:style-name="T2">)</text:span></text:p>
          </table:table-cell>
          <table:table-cell table:style-name="ce34"/>
          <table:table-cell table:style-name="ce40" table:number-columns-repeated="2"/>
        </table:table-row>
        <table:table-row table:style-name="ro2">
          <table:table-cell table:style-name="ce6" office:value-type="string" calcext:value-type="string">
            <text:p>profession</text:p>
          </table:table-cell>
          <table:table-cell table:style-name="ce15" office:value-type="string" calcext:value-type="string">
            <text:p>rentière</text:p>
          </table:table-cell>
          <table:table-cell table:style-name="ce22" office:value-type="string" calcext:value-type="string">
            <text:p>E62 String</text:p>
          </table:table-cell>
          <table:table-cell table:style-name="ce20" office:value-type="string" calcext:value-type="string">
            <text:p><text:span text:style-name="T15">C38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5"> → crm:P14 has appellation for langage type → C11 Appellation in a Language type (« Activité professionnelle »)</text:span></text:p>
            <text:p><text:span text:style-name="T4">----- </text:span><text:span text:style-name="T3">C38</text:span><text:span text:style-name="T9"> </text:span><text:span text:style-name="T5">→ crm:P12 used in language → E56 Language (« Français »)</text:span></text:p>
            <text:p><text:span text:style-name="T4">----- </text:span><text:span text:style-name="T3">C38</text:span><text:span text:style-name="T9"> </text:span><text:span text:style-name="T5">→ sdh:P11 is appellation for langage of → </text:span><text:span text:style-name="T6">C7 Occupation</text:span></text:p>
            <text:p><text:span text:style-name="T2">---------- </text:span><text:span text:style-name="T7">C8 Occupation (temporal entity)</text:span><text:span text:style-name="T2"> → sdh-so:P5 is about → </text:span><text:span text:style-name="T6">C7</text:span></text:p>
            <text:p><text:span text:style-name="T4">--------------- </text:span><text:span text:style-name="T7">C8</text:span><text:span text:style-name="T6"> </text:span><text:span text:style-name="T5">→ sdh-so:P4 is occupation of → E21 Person</text:span></text:p>
            <text:p><text:span text:style-name="T4">--------------- </text:span><text:span text:style-name="T7">C8</text:span><text:span text:style-name="T6"> </text:span><text:span text:style-name="T5">→ crm:P4 has time-span → E52 Time-Span (« 1851 »)</text:span></text:p>
          </table:table-cell>
          <table:table-cell table:style-name="ce35" office:value-type="string" calcext:value-type="string">
            <text:p>Suggestion avec Occupation (temporal entity)</text:p>
          </table:table-cell>
          <table:table-cell table:style-name="ce41"/>
          <table:table-cell table:style-name="ce40"/>
        </table:table-row>
        <table:table-row table:style-name="ro1">
          <table:table-cell table:style-name="ce7" office:value-type="string" calcext:value-type="string">
            <text:p>etat_civil</text:p>
          </table:table-cell>
          <table:table-cell table:style-name="ce17" office:value-type="string" calcext:value-type="string">
            <text:p>veuve</text:p>
          </table:table-cell>
          <table:table-cell table:style-name="ce23"/>
          <table:table-cell table:style-name="ce29"/>
          <table:table-cell table:style-name="ce36"/>
          <table:table-cell table:style-name="ce40" table:number-columns-repeated="2"/>
        </table:table-row>
        <table:table-row table:style-name="ro6">
          <table:table-cell table:style-name="ce4" office:value-type="string" calcext:value-type="string">
            <text:p>genre</text:p>
          </table:table-cell>
          <table:table-cell table:style-name="ce18"/>
          <table:table-cell table:style-name="ce24" office:value-type="string" calcext:value-type="string">
            <text:p>E62 String</text:p>
          </table:table-cell>
          <table:table-cell table:style-name="ce30" office:value-type="string" calcext:value-type="string">
            <text:p><text:span text:style-name="T15">C38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5"> → crm:P14 has appellation for langage type → C11 Appellation in a Language type (« Genre »)</text:span></text:p>
            <text:p><text:span text:style-name="T4">----- </text:span><text:span text:style-name="T3">C38</text:span><text:span text:style-name="T9"> </text:span><text:span text:style-name="T5">→ crm:P12 used in language → E56 Language (« Français »)</text:span></text:p>
            <text:p><text:span text:style-name="T4">----- </text:span><text:span text:style-name="T3">C38</text:span><text:span text:style-name="T9"> </text:span><text:span text:style-name="T5">→ sdh:P11 is appellation for langage of → </text:span><text:span text:style-name="T6">C11 Gender</text:span></text:p>
            <text:p><text:span text:style-name="T2">---------- </text:span><text:span text:style-name="T6">C11</text:span><text:span text:style-name="T9"> </text:span><text:span text:style-name="T5">→ sdh-so:P23 is gender of → E21 Person</text:span></text:p>
          </table:table-cell>
          <table:table-cell table:style-name="ce37"/>
          <table:table-cell/>
          <table:table-cell table:style-name="ce39"/>
        </table:table-row>
        <table:table-row table:style-name="ro2">
          <table:table-cell table:style-name="ce11" office:value-type="string" calcext:value-type="string">
            <text:p>statut marital</text:p>
          </table:table-cell>
          <table:table-cell table:style-name="ce18"/>
          <table:table-cell table:style-name="ce25" office:value-type="string" calcext:value-type="string">
            <text:p>E62 String</text:p>
          </table:table-cell>
          <table:table-cell table:style-name="ce30" office:value-type="string" calcext:value-type="string">
            <text:p><text:span text:style-name="T15">C38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5"> → crm:P14 has appellation for langage type → C11 Appellation in a Language type (« Statut marital »)</text:span></text:p>
            <text:p><text:span text:style-name="T4">----- </text:span><text:span text:style-name="T3">C38</text:span><text:span text:style-name="T9"> </text:span><text:span text:style-name="T5">→ crm:P12 used in language → E56 Language (« Français »)</text:span></text:p>
            <text:p><text:span text:style-name="T4">----- </text:span><text:span text:style-name="T3">C38</text:span><text:span text:style-name="T9"> </text:span><text:span text:style-name="T5">→ sdh:P11 is appellation for langage of → </text:span><text:span text:style-name="T6">C26 Legal Quality</text:span></text:p>
            <text:p><text:span text:style-name="T4">---------- </text:span><text:span text:style-name="T6">C26</text:span><text:span text:style-name="T9"> </text:span><text:span text:style-name="T5">→ sdh-so:P39 has type → C22 Legal Quality Type (« Statut marital »)</text:span></text:p>
            <text:p><text:span text:style-name="T2">---------- </text:span><text:span text:style-name="T6">C26</text:span><text:span text:style-name="T9"> </text:span><text:span text:style-name="T5">→ sdh-so:P37 is legal quality of → </text:span><text:span text:style-name="T7">C13 Social Role Embodiment</text:span></text:p>
            <text:p><text:span text:style-name="T4">--------------- </text:span><text:span text:style-name="T7">C13</text:span><text:span text:style-name="T5"> → sdh-so:P26 is embodiment by → E21 Person</text:span></text:p>
          </table:table-cell>
          <table:table-cell table:style-name="ce38" office:value-type="string" calcext:value-type="string">
            <text:p>Y a-t-il moyen de s’affranchir de C13 ? Pertinent d’indiquer deux fois le type ici ?</text:p>
          </table:table-cell>
          <table:table-cell/>
          <table:table-cell table:style-name="ce39"/>
        </table:table-row>
        <table:table-row table:style-name="ro7">
          <table:table-cell table:style-name="ce6" office:value-type="string" calcext:value-type="string">
            <text:p>age</text:p>
          </table:table-cell>
          <table:table-cell table:style-name="ce15" office:value-type="float" office:value="69" calcext:value-type="float">
            <text:p>69</text:p>
          </table:table-cell>
          <table:table-cell table:style-name="ce22" office:value-type="string" calcext:value-type="string">
            <text:p>E54 Dimension</text:p>
          </table:table-cell>
          <table:table-cell table:style-name="ce20" office:value-type="string" calcext:value-type="string">
            <text:p><text:span text:style-name="T1">E54 Dimension </text:span>→ crm:P191 was duration of <text:span text:style-name="T2">→ </text:span><text:span text:style-name="T3">E52 Time-Span</text:span></text:p>
            <text:p><text:span text:style-name="T2">----- </text:span><text:span text:style-name="T3">E52</text:span><text:span text:style-name="T2"> → crm:P4 is time-span of → </text:span><text:span text:style-name="T6">E67 Birth</text:span></text:p>
            <text:p><text:span text:style-name="T2">---------- </text:span><text:span text:style-name="T6">E67</text:span><text:span text:style-name="T2"> → crm:P98 brought </text:span><text:span text:style-name="T5">into life → E21 Person</text:span></text:p>
          </table:table-cell>
          <table:table-cell table:style-name="ce31"/>
          <table:table-cell table:style-name="ce39" table:number-columns-repeated="2"/>
        </table:table-row>
        <table:table-row table:style-name="ro3">
          <table:table-cell table:style-name="ce6" office:value-type="string" calcext:value-type="string">
            <text:p>nationalite</text:p>
          </table:table-cell>
          <table:table-cell table:style-name="ce15" office:value-type="string" calcext:value-type="string">
            <text:p>français d'origine</text:p>
          </table:table-cell>
          <table:table-cell table:style-name="ce25" office:value-type="string" calcext:value-type="string">
            <text:p>E62 String</text:p>
          </table:table-cell>
          <table:table-cell table:style-name="ce31" office:value-type="string" calcext:value-type="string">
            <text:p><text:span text:style-name="T15">C38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5"> → crm:P14 has appellation for langage type → C11 Appellation in a Language type (« Nationalité »)</text:span></text:p>
            <text:p><text:span text:style-name="T4">----- </text:span><text:span text:style-name="T3">C38</text:span><text:span text:style-name="T9"> </text:span><text:span text:style-name="T5">→ crm:P12 used in language → E56 Language (« Français »)</text:span></text:p>
            <text:p><text:span text:style-name="T4">----- </text:span><text:span text:style-name="T3">C38</text:span><text:span text:style-name="T9"> </text:span><text:span text:style-name="T5">→ sdh:P11 is appellation for langage of → </text:span><text:span text:style-name="T6">E74 Group</text:span></text:p>
            <text:p><text:span text:style-name="T4">---------- </text:span><text:span text:style-name="T6">E74</text:span><text:span text:style-name="T5"> → crm-sup:P7 has group type → C9 Group Type (« Population »)</text:span></text:p>
            <text:p><text:span text:style-name="T4">---------- </text:span><text:span text:style-name="T6">E74</text:span><text:span text:style-name="T5"> → crm-sup:P107 has current or former member → </text:span><text:span text:style-name="T7">E21 Person</text:span></text:p>
            <text:p><text:span text:style-name="T4">--------------- </text:span><text:span text:style-name="T7">E21</text:span><text:span text:style-name="T5"> → sdh-so:P24 has its origin in → </text:span><text:span text:style-name="T16">C13 Geographical Place</text:span></text:p>
            <text:p><text:span text:style-name="T4">-------------------- </text:span><text:span text:style-name="T16">C13</text:span><text:span text:style-name="T5"> → sdh:P20 has geographical place kind → C51 Geographical Place Kind (« Pays » ou « Région »)</text:span></text:p>
          </table:table-cell>
          <table:table-cell table:style-name="ce31"/>
          <table:table-cell table:style-name="ce39" table:number-columns-repeated="2"/>
        </table:table-row>
        <table:table-row table:style-name="ro4">
          <table:table-cell table:style-name="ce6" office:value-type="string" calcext:value-type="string">
            <text:p>cultes</text:p>
          </table:table-cell>
          <table:table-cell table:style-name="ce15" office:value-type="string" calcext:value-type="string">
            <text:p>catholique romain</text:p>
          </table:table-cell>
          <table:table-cell table:style-name="ce25" office:value-type="string" calcext:value-type="string">
            <text:p>E62 String</text:p>
          </table:table-cell>
          <table:table-cell table:style-name="ce31" office:value-type="string" calcext:value-type="string">
            <text:p><text:span text:style-name="T15">C38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5"> → crm:P14 has appellation for langage type → C11 Appellation in a Language type (« Confession »)</text:span></text:p>
            <text:p><text:span text:style-name="T4">----- </text:span><text:span text:style-name="T3">C38</text:span><text:span text:style-name="T9"> </text:span><text:span text:style-name="T5">→ crm:P12 used in language → E56 Language (« Français »)</text:span></text:p>
            <text:p><text:span text:style-name="T4">----- </text:span><text:span text:style-name="T3">C38</text:span><text:span text:style-name="T9"> </text:span><text:span text:style-name="T5">→ sdh:P11 is appellation for langage of → </text:span><text:span text:style-name="T6">C24 Religion or Religious Denomination</text:span></text:p>
            <text:p><text:span text:style-name="T4">---------- </text:span><text:span text:style-name="T6">C24</text:span><text:span text:style-name="T9"> </text:span><text:span text:style-name="T5">→ sdh-so:P35 defines → </text:span><text:span text:style-name="T7">C23 Religious Identity</text:span></text:p>
            <text:p><text:span text:style-name="T4">--------------- E21 Person → sdh-so:P36 has religious identity →</text:span><text:span text:style-name="T7"> C23</text:span></text:p>
          </table:table-cell>
          <table:table-cell table:style-name="ce31"/>
          <table:table-cell table:style-name="ce39" table:number-columns-repeated="2"/>
        </table:table-row>
        <table:table-row table:style-name="ro4">
          <table:table-cell table:style-name="ce6" office:value-type="string" calcext:value-type="string">
            <text:p>maladie_infirmite</text:p>
          </table:table-cell>
          <table:table-cell table:style-name="ce15" office:value-type="string" calcext:value-type="string">
            <text:p>boiteux</text:p>
          </table:table-cell>
          <table:table-cell table:style-name="ce25" office:value-type="string" calcext:value-type="string">
            <text:p>E62 String</text:p>
          </table:table-cell>
          <table:table-cell table:style-name="ce31" office:value-type="string" calcext:value-type="string">
            <text:p><text:span text:style-name="T15">C38 Appellation in a Language </text:span><text:span text:style-name="T5">→ sdh:P13 refers to name → </text:span><text:span text:style-name="T9">E62 String</text:span></text:p>
            <text:p><text:span text:style-name="T4">----- </text:span><text:span text:style-name="T3">C38</text:span><text:span text:style-name="T5"> → crm:P14 has appellation for langage type → C11 Appellation in a Language type (« Maladie/Infirmité »)</text:span></text:p>
            <text:p><text:span text:style-name="T4">----- </text:span><text:span text:style-name="T3">C38</text:span><text:span text:style-name="T9"> </text:span><text:span text:style-name="T5">→ crm:P12 used in language → E56 Language (« Français »)</text:span></text:p>
            <text:p><text:span text:style-name="T4">----- </text:span><text:span text:style-name="T3">C38</text:span><text:span text:style-name="T9"> </text:span><text:span text:style-name="T5">→ sdh:P11 is appellation for langage of → </text:span><text:span text:style-name="T6">E3 Condition State</text:span></text:p>
            <text:p><text:span text:style-name="T4">---------- </text:span><text:span text:style-name="T6">E3</text:span><text:span text:style-name="T5"> → sdh:P23 has quality type → C20 Entity Quality Type (« Maladie » ou « Infirmité »)</text:span></text:p>
            <text:p><text:span text:style-name="T4">---------- </text:span><text:span text:style-name="T6">E3</text:span><text:span text:style-name="T5"> → sdh:P59 is quality of → E21 Person</text:span></text:p>
          </table:table-cell>
          <table:table-cell table:style-name="ce31"/>
          <table:table-cell table:style-name="ce39" table:number-columns-repeated="2"/>
        </table:table-row>
        <table:table-row table:style-name="ro2">
          <table:table-cell table:style-name="ce6" office:value-type="string" calcext:value-type="string">
            <text:p>observations</text:p>
          </table:table-cell>
          <table:table-cell table:style-name="ce15" office:value-type="string" calcext:value-type="string">
            <text:p>Son mari est à St Etienne</text:p>
          </table:table-cell>
          <table:table-cell table:style-name="ce21" office:value-type="string" calcext:value-type="string">
            <text:p>C6 Expression fragment</text:p>
          </table:table-cell>
          <table:table-cell table:style-name="ce32" office:value-type="string" calcext:value-type="string">
            <text:p><text:span text:style-name="T8">C6 Expression fragment</text:span> → sdh-int:P5 has expr<text:span text:style-name="T17">ession portion type → C3 Expression Portion Type (« Cellule »)</text:span></text:p>
            <text:p><text:span text:style-name="T8">C6</text:span><text:span text:style-name="T5"> → crm:P102 has title -&gt; E35 Title (« Observations »)</text:span></text:p>
            <text:p><text:span text:style-name="T8">C6</text:span><text:span text:style-name="T5"> → sdh-int:P4 is part of → </text:span><text:span text:style-name="T3">F2 Expression</text:span></text:p>
            <text:p><text:span text:style-name="T4">----- </text:span><text:span text:style-name="T3">F2</text:span><text:span text:style-name="T18"> </text:span><text:span text:style-name="T5">→ crm:P102 has title -&gt; E35 Title (#Le titre original du registre [voir source])</text:span></text:p>
            <text:p><text:span text:style-name="T4">----- </text:span><text:span text:style-name="T3">F2</text:span><text:span text:style-name="T18"> </text:span><text:span text:style-name="T5">→ crm-sup:P4 has expression type → C6 Expression Type (« Registre de recensements »)</text:span></text:p>
            <text:p><text:span text:style-name="T4">----- </text:span><text:span text:style-name="T3">F2</text:span><text:span text:style-name="T5"> → crm:P128 is carried by → E22 Man-Made Object</text:span></text:p>
            <text:p><text:span text:style-name="T4">----- </text:span><text:span text:style-name="T3">F2</text:span><text:span text:style-name="T5"> → crm:P129 is about → E21 Person</text:span></text:p>
          </table:table-cell>
          <table:table-cell table:style-name="ce31"/>
          <table:table-cell table:style-name="ce39" table:number-columns-repeated="2"/>
        </table:table-row>
        <table:table-row table:style-name="ro1">
          <table:table-cell table:style-name="ce6" office:value-type="string" calcext:value-type="string">
            <text:p>psti</text:p>
          </table:table-cell>
          <table:table-cell table:style-name="ce15" office:value-type="string" calcext:value-type="string">
            <text:p>4,98, 1,98, 98, <text:s/>7</text:p>
          </table:table-cell>
          <table:table-cell table:number-columns-repeated="2" table:style-name="ce20" office:value-type="string" calcext:value-type="string">
            <text:p>/</text:p>
          </table:table-cell>
          <table:table-cell table:style-name="ce34" office:value-type="string" calcext:value-type="string">
            <text:p>Ignorer pour l’instant</text:p>
          </table:table-cell>
          <table:table-cell table:style-name="ce39" table:number-columns-repeated="2"/>
        </table:table-row>
        <table:table-row table:style-name="ro1">
          <table:table-cell table:style-name="ce6" office:value-type="string" calcext:value-type="string">
            <text:p>age_integer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2" table:style-name="ce20" office:value-type="string" calcext:value-type="string">
            <text:p>/</text:p>
          </table:table-cell>
          <table:table-cell table:style-name="ce34" office:value-type="string" calcext:value-type="string">
            <text:p>Doublon de « age »</text:p>
          </table:table-cell>
          <table:table-cell table:style-name="ce39" table:number-columns-repeated="2"/>
        </table:table-row>
        <table:table-row table:style-name="ro7">
          <table:table-cell table:style-name="ce6" office:value-type="string" calcext:value-type="string">
            <text:p>codage_activite</text:p>
          </table:table-cell>
          <table:table-cell table:style-name="ce15" office:value-type="string" calcext:value-type="string">
            <text:p>inactive</text:p>
          </table:table-cell>
          <table:table-cell table:number-columns-repeated="2" table:style-name="ce20" office:value-type="string" calcext:value-type="string">
            <text:p>/</text:p>
          </table:table-cell>
          <table:table-cell table:style-name="ce31" office:value-type="string" calcext:value-type="string">
            <text:p>Cette colonne ne fait pas partie du document original.</text:p>
            <text:p>Elle considère ceux dont le champ « profession » n’est pas complété d’un métier en soit.</text:p>
            <text:p>La grande majorité sont des enfants.</text:p>
          </table:table-cell>
          <table:table-cell table:style-name="ce39" table:number-columns-repeated="2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2">
      <number:fraction number:min-integer-digits="0" number:min-numerator-digits="1" loext:max-numerator-digits="1" number:min-denominator-digits="1" number:max-denominator-value="9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7:01:27.2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ensement_5f_croix_5f_rousse1851202" style:display-name="PageStyle_recensement_croix_rousse185120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censement_5f_croix_5f_rousse1851202_20_1" style:display-name="PageStyle_recensement_croix_rousse1851202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4-18T17:02:16.138000000</dc:date>
    <meta:editing-duration>PT7H10M12S</meta:editing-duration>
    <meta:editing-cycles>10</meta:editing-cycles>
    <meta:document-statistic meta:table-count="1" meta:cell-count="96" meta:object-count="0"/>
  </office:meta>
</office:document-meta>
</file>